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Header">
      <style:text-properties officeooo:rsid="00101ca6" officeooo:paragraph-rsid="00101ca6"/>
    </style:style>
    <style:style style:name="P2" style:family="paragraph" style:parent-style-name="Standard">
      <style:paragraph-properties fo:margin-left="0cm" fo:text-align="start" style:justify-single-word="false" fo:text-indent="0cm" style:auto-text-indent="false"/>
      <style:text-properties officeooo:rsid="00101ca6" officeooo:paragraph-rsid="00101ca6"/>
    </style:style>
    <style:style style:name="P3" style:family="paragraph" style:parent-style-name="Standard">
      <style:paragraph-properties fo:margin-left="0cm" fo:text-align="center" style:justify-single-word="false" fo:text-indent="0cm" style:auto-text-indent="false"/>
      <style:text-properties fo:font-size="14pt" fo:font-weight="bold" officeooo:rsid="00101ca6" officeooo:paragraph-rsid="00101ca6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margin-left="0cm" fo:text-align="start" style:justify-single-word="false" fo:text-indent="0cm" style:auto-text-indent="false"/>
      <style:text-properties fo:font-size="14pt" fo:font-weight="bold" officeooo:rsid="00101ca6" officeooo:paragraph-rsid="00101ca6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margin-left="0cm" fo:text-align="center" style:justify-single-word="false" fo:text-indent="0cm" style:auto-text-indent="false"/>
      <style:text-properties fo:font-size="14pt" fo:font-weight="normal" officeooo:rsid="00101ca6" officeooo:paragraph-rsid="00101ca6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margin-left="0cm" fo:text-align="start" style:justify-single-word="false" fo:text-indent="0cm" style:auto-text-indent="false"/>
      <style:text-properties officeooo:paragraph-rsid="00101ca6"/>
    </style:style>
    <style:style style:name="P7" style:family="paragraph" style:parent-style-name="Standard">
      <style:paragraph-properties fo:margin-left="0cm" fo:text-align="start" style:justify-single-word="false" fo:text-indent="0cm" style:auto-text-indent="false"/>
      <style:text-properties fo:font-size="14pt" fo:font-weight="normal" officeooo:rsid="00101ca6" officeooo:paragraph-rsid="00101ca6" style:font-size-asian="12.25pt" style:font-weight-asian="normal" style:font-size-complex="14pt" style:font-weight-complex="normal"/>
    </style:style>
    <style:style style:name="P8" style:family="paragraph">
      <style:paragraph-properties fo:text-align="star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fo:font-weight="normal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101ca6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10757e" style:font-size-asian="12.25pt" style:font-weight-asian="normal" style:font-size-complex="14pt" style:font-weight-complex="normal"/>
    </style:style>
    <style:style style:name="T5" style:family="text">
      <style:text-properties fo:font-size="14pt" fo:font-weight="bold" officeooo:rsid="00101ca6" style:font-size-asian="12.25pt" style:font-weight-asian="bold" style:font-size-complex="14pt" style:font-weight-complex="bold"/>
    </style: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Флажок 1" form:control-implementation="ooo:com.sun.star.form.component.CheckBox" xml:id="control1" form:id="control1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2" form:control-implementation="ooo:com.sun.star.form.component.CheckBox" xml:id="control2" form:id="control2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3" form:control-implementation="ooo:com.sun.star.form.component.CheckBox" xml:id="control3" form:id="control3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3" form:control-implementation="ooo:com.sun.star.form.component.CheckBox" xml:id="control4" form:id="control4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3" form:control-implementation="ooo:com.sun.star.form.component.CheckBox" xml:id="control5" form:id="control5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3" form:control-implementation="ooo:com.sun.star.form.component.CheckBox" xml:id="control6" form:id="control6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3" form:control-implementation="ooo:com.sun.star.form.component.CheckBox" xml:id="control7" form:id="control7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3" form:control-implementation="ooo:com.sun.star.form.component.CheckBox" xml:id="control8" form:id="control8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4" form:control-implementation="ooo:com.sun.star.form.component.CheckBox" xml:id="control9" form:id="control9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4" form:control-implementation="ooo:com.sun.star.form.component.CheckBox" xml:id="control10" form:id="control10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4" form:control-implementation="ooo:com.sun.star.form.component.CheckBox" xml:id="control11" form:id="control11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4" form:control-implementation="ooo:com.sun.star.form.component.CheckBox" xml:id="control12" form:id="control12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4" form:control-implementation="ooo:com.sun.star.form.component.CheckBox" xml:id="control13" form:id="control13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4" form:control-implementation="ooo:com.sun.star.form.component.CheckBox" xml:id="control14" form:id="control14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4" form:control-implementation="ooo:com.sun.star.form.component.CheckBox" xml:id="control15" form:id="control15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4" form:control-implementation="ooo:com.sun.star.form.component.CheckBox" xml:id="control16" form:id="control16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4" form:control-implementation="ooo:com.sun.star.form.component.CheckBox" xml:id="control17" form:id="control17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4" form:control-implementation="ooo:com.sun.star.form.component.CheckBox" xml:id="control18" form:id="control18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4" form:control-implementation="ooo:com.sun.star.form.component.CheckBox" xml:id="control19" form:id="control19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4" form:control-implementation="ooo:com.sun.star.form.component.CheckBox" xml:id="control20" form:id="control20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4" form:control-implementation="ooo:com.sun.star.form.component.CheckBox" xml:id="control21" form:id="control21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4" form:control-implementation="ooo:com.sun.star.form.component.CheckBox" xml:id="control22" form:id="control22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4" form:control-implementation="ooo:com.sun.star.form.component.CheckBox" xml:id="control23" form:id="control23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4" form:control-implementation="ooo:com.sun.star.form.component.CheckBox" xml:id="control24" form:id="control24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4" form:control-implementation="ooo:com.sun.star.form.component.CheckBox" xml:id="control25" form:id="control25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4" form:control-implementation="ooo:com.sun.star.form.component.CheckBox" xml:id="control26" form:id="control26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4" form:control-implementation="ooo:com.sun.star.form.component.CheckBox" xml:id="control27" form:id="control27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4" form:control-implementation="ooo:com.sun.star.form.component.CheckBox" xml:id="control28" form:id="control28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4" form:control-implementation="ooo:com.sun.star.form.component.CheckBox" xml:id="control29" form:id="control29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4" form:control-implementation="ooo:com.sun.star.form.component.CheckBox" xml:id="control30" form:id="control30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4" form:control-implementation="ooo:com.sun.star.form.component.CheckBox" xml:id="control31" form:id="control31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4" form:control-implementation="ooo:com.sun.star.form.component.CheckBox" xml:id="control32" form:id="control32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Проверочная работа по физике<text:line-break/>Тема: Магнит<text:line-break/><text:line-break/><text:span text:style-name="T1">1.Магнит — это тело…<text:tab/><text:tab/><text:tab/><text:tab/><text:tab/><text:tab/><text:tab/><text:tab/><text:tab/><text:tab/></text:span></text:p>
      <text:p text:style-name="P5"/>
      <text:p text:style-name="P7"><text:tab/>А) Обладающее собственным магнитным полем.<text:line-break/><text:tab/><text:line-break/><text:tab/>Б) Обладающее опасными свойствами.<text:line-break/><text:tab/><text:line-break/><text:tab/>В) Не обладает никакими свойствами</text:p>
      <text:p text:style-name="P4"><text:span text:style-name="T1"/></text:p>
      <text:p text:style-name="P6"><draw:control text:anchor-type="paragraph" draw:z-index="1" draw:name="Элемент управления 2" draw:style-name="gr2" draw:text-style-name="P8" svg:width="0.371cm" svg:height="0.424cm" svg:x="1.118cm" svg:y="3.708cm" draw:control="control2"/><text:span text:style-name="T3">2.Постоянный магнит — изделие, изготовленное из ферромагнетика, способного сохранять остаточную намагниченность после выключения внешнего магнитного поля? Верно ли данное выражение? <text:tab/></text:span><text:span text:style-name="T5"><text:tab/><text:tab/><text:tab/><text:tab/><text:tab/><text:tab/><text:line-break/><text:tab/></text:span><text:span text:style-name="T3"><draw:control text:anchor-type="as-char" svg:y="-0.326cm" draw:z-index="0" draw:name="Элемент управления 1" draw:style-name="gr3" draw:text-style-name="P8" svg:width="0.371cm" svg:height="0.371cm" draw:control="control1"/></text:span><text:span text:style-name="T3">Верно<text:line-break/><text:line-break/> <text:s text:c="11"/>Не верно<text:line-break/><text:line-break/>3.Дайте определение «ферромагнетика»<text:line-break/>____________________________________________________________________________________________________________________________________________________________________________________________________________<text:line-break/><text:line-break/>4.Электромагнит — это...<text:line-break/><text:line-break/></text:span><text:span text:style-name="T3"><draw:control text:anchor-type="as-char" draw:z-index="2" draw:name="Элемент управления 3" draw:style-name="gr1" draw:text-style-name="P8" svg:width="0.424cm" svg:height="0.424cm" draw:control="control3"/></text:span><text:span text:style-name="T3">электричество которое производится магнитом.<text:line-break/><text:line-break/></text:span><text:span text:style-name="T3"><draw:control text:anchor-type="as-char" draw:z-index="3" draw:name="Элемент управления 4" draw:style-name="gr1" draw:text-style-name="P8" svg:width="0.424cm" svg:height="0.424cm" draw:control="control4"/></text:span><text:span text:style-name="T3">устройство, где магнитное поле создаётся при протекании электрического тока.<text:line-break/><text:line-break/></text:span><text:span text:style-name="T3"><draw:control text:anchor-type="as-char" draw:z-index="4" draw:name="Элемент управления 5" draw:style-name="gr1" draw:text-style-name="P8" svg:width="0.424cm" svg:height="0.424cm" draw:control="control5"/></text:span><text:span text:style-name="T3">устройство, который создаёт электричество и бьёт током<text:line-break/><text:line-break/>5.Заполните пропущенные слова<text:line-break/>Вебер — магнитный ______, при убывании которого до ____ в сцепленном с ним контуре сопротивлением 1 ом проходит количество _________ 1 кулон<text:line-break/><text:line-break/><text:line-break/><text:line-break/><text:line-break/><text:line-break/></text:span><text:soft-page-break/><text:span text:style-name="T3">6.Выберете правильный вариант ответа:<text:line-break/>Материалы для постоянных магнитов служат<text:line-break/><text:line-break/></text:span><text:span text:style-name="T3"><draw:control text:anchor-type="as-char" draw:z-index="5" draw:name="Элемент управления 6" draw:style-name="gr1" draw:text-style-name="P8" svg:width="0.424cm" svg:height="0.424cm" draw:control="control6"/></text:span><text:span text:style-name="T3">железо, никель, кобальт<text:line-break/><text:line-break/></text:span><text:span text:style-name="T3"><draw:control text:anchor-type="as-char" draw:z-index="6" draw:name="Элемент управления 7" draw:style-name="gr1" draw:text-style-name="P8" svg:width="0.424cm" svg:height="0.424cm" draw:control="control7"/></text:span><text:span text:style-name="T3">железо, уголь, криптонит<text:line-break/><text:line-break/></text:span><text:span text:style-name="T3"><draw:control text:anchor-type="as-char" draw:z-index="7" draw:name="Элемент управления 8" draw:style-name="gr1" draw:text-style-name="P8" svg:width="0.424cm" svg:height="0.424cm" draw:control="control8"/></text:span><text:span text:style-name="T3">сталь, камень, электромагнитизм<text:line-break/><text:line-break/>7.Для чего используются магниты?<text:line-break/>Приведите 3-4 примера<text:line-break/>____________________________________________________________________________________________________________________________________________________________________________________________________________<text:line-break/><text:line-break/>8. Что является источником магнитного поля?</text:span></text:p>
      <text:p text:style-name="P6"><text:span text:style-name="T3"/></text:p>
      <text:p text:style-name="P6"><text:span text:style-name="T3"><draw:control text:anchor-type="as-char" draw:z-index="8" draw:name="Элемент управления 9" draw:style-name="gr1" draw:text-style-name="P8" svg:width="0.371cm" svg:height="0.318cm" draw:control="control9"/></text:span><text:span text:style-name="T3"><text:s/>Электрический ток <text:line-break/> <text:line-break/></text:span><text:span text:style-name="T3"><draw:control text:anchor-type="as-char" draw:z-index="9" draw:name="Элемент управления 10" draw:style-name="gr1" draw:text-style-name="P8" svg:width="0.371cm" svg:height="0.318cm" draw:control="control10"/></text:span><text:span text:style-name="T3"> Земля <text:line-break/><text:line-break/></text:span><text:span text:style-name="T3"><draw:control text:anchor-type="as-char" draw:z-index="10" draw:name="Элемент управления 11" draw:style-name="gr1" draw:text-style-name="P8" svg:width="0.371cm" svg:height="0.318cm" draw:control="control11"/></text:span><text:span text:style-name="T3">Все вышеперечисленное <text:line-break/><text:line-break/></text:span><text:span text:style-name="T3"><draw:control text:anchor-type="as-char" draw:z-index="11" draw:name="Элемент управления 12" draw:style-name="gr1" draw:text-style-name="P8" svg:width="0.371cm" svg:height="0.318cm" draw:control="control12"/></text:span><text:span text:style-name="T3"> Ничего из вышеперечисленного</text:span></text:p>
      <text:p text:style-name="P6"><text:span text:style-name="T3"/></text:p>
      <text:p text:style-name="P7">9. Какой из следующих материалов обладает наибольшей магнитной проницаемостью?</text:p>
      <text:p text:style-name="P6"><text:span text:style-name="T3"/></text:p>
      <text:p text:style-name="P6"><text:span text:style-name="T3"><draw:control text:anchor-type="as-char" draw:z-index="15" draw:name="Элемент управления 16" draw:style-name="gr1" draw:text-style-name="P8" svg:width="0.371cm" svg:height="0.318cm" draw:control="control16"/></text:span><text:span text:style-name="T3">Воздух <text:line-break/><text:line-break/></text:span><text:span text:style-name="T3"><draw:control text:anchor-type="as-char" draw:z-index="14" draw:name="Элемент управления 15" draw:style-name="gr1" draw:text-style-name="P8" svg:width="0.371cm" svg:height="0.318cm" draw:control="control15"/></text:span><text:span text:style-name="T3"> Железо <text:line-break/><text:line-break/></text:span><text:span text:style-name="T3"><draw:control text:anchor-type="as-char" draw:z-index="13" draw:name="Элемент управления 14" draw:style-name="gr1" draw:text-style-name="P8" svg:width="0.371cm" svg:height="0.318cm" draw:control="control14"/></text:span><text:span text:style-name="T3"> Медь <text:line-break/><text:line-break/></text:span><text:span text:style-name="T3"><draw:control text:anchor-type="as-char" draw:z-index="12" draw:name="Элемент управления 13" draw:style-name="gr1" draw:text-style-name="P8" svg:width="0.371cm" svg:height="0.318cm" draw:control="control13"/></text:span><text:span text:style-name="T3"> Вода</text:span></text:p>
      <text:p text:style-name="P6"><text:span text:style-name="T3"/></text:p>
      <text:p text:style-name="P6"><text:span text:style-name="T3"><text:line-break/><text:line-break/><text:line-break/><text:line-break/><text:line-break/></text:span><text:soft-page-break/><text:span text:style-name="T3"><text:line-break/>10. Какое из следующих свойств характерно для магнитных полюсов?</text:span></text:p>
      <text:p text:style-name="P6"><text:span text:style-name="T3"/></text:p>
      <text:p text:style-name="P6"><text:span text:style-name="T3"><draw:control text:anchor-type="as-char" draw:z-index="19" draw:name="Элемент управления 20" draw:style-name="gr1" draw:text-style-name="P8" svg:width="0.371cm" svg:height="0.318cm" draw:control="control20"/></text:span><text:span text:style-name="T3"><text:s/>Притягивают друг друга <text:line-break/><text:line-break/></text:span><text:span text:style-name="T3"><draw:control text:anchor-type="as-char" draw:z-index="18" draw:name="Элемент управления 19" draw:style-name="gr1" draw:text-style-name="P8" svg:width="0.371cm" svg:height="0.318cm" draw:control="control19"/></text:span><text:span text:style-name="T3"> Отталкивают друг друга <text:line-break/><text:line-break/></text:span><text:span text:style-name="T3"><draw:control text:anchor-type="as-char" draw:z-index="17" draw:name="Элемент управления 18" draw:style-name="gr1" draw:text-style-name="P8" svg:width="0.371cm" svg:height="0.318cm" draw:control="control18"/></text:span><text:span text:style-name="T3"> Взаимодействуют с электрическим зарядом <text:line-break/><text:line-break/></text:span><text:span text:style-name="T3"><draw:control text:anchor-type="as-char" draw:z-index="16" draw:name="Элемент управления 17" draw:style-name="gr1" draw:text-style-name="P8" svg:width="0.371cm" svg:height="0.318cm" draw:control="control17"/></text:span><text:span text:style-name="T3"> Все вышеперечисленное</text:span></text:p>
      <text:p text:style-name="P6"><text:span text:style-name="T3"/></text:p>
      <text:p text:style-name="P2"><text:span text:style-name="T2">11. Как работает компас? Опишите принцип работы компаса<text:line-break/>____________________________________________________________________________________________________________________________________________________________________________________________________________<text:line-break/><text:line-break/>12. Как называется единица измерения магнитной индукции?<text:line-break/><text:line-break/></text:span><text:span text:style-name="T2"><draw:control text:anchor-type="as-char" draw:z-index="20" draw:name="Элемент управления 21" draw:style-name="gr1" draw:text-style-name="P8" svg:width="0.371cm" svg:height="0.318cm" draw:control="control21"/></text:span><text:span text:style-name="T2">Тесла<text:line-break/><text:line-break/></text:span><text:span text:style-name="T2"><draw:control text:anchor-type="as-char" draw:z-index="21" draw:name="Элемент управления 22" draw:style-name="gr1" draw:text-style-name="P8" svg:width="0.371cm" svg:height="0.318cm" draw:control="control22"/></text:span><text:span text:style-name="T2">Вольт<text:line-break/><text:line-break/></text:span><text:span text:style-name="T2"><draw:control text:anchor-type="as-char" draw:z-index="22" draw:name="Элемент управления 23" draw:style-name="gr1" draw:text-style-name="P8" svg:width="0.371cm" svg:height="0.318cm" draw:control="control23"/></text:span><text:span text:style-name="T2">Ампер<text:line-break/><text:line-break/></text:span><text:span text:style-name="T2"><draw:control text:anchor-type="as-char" draw:z-index="23" draw:name="Элемент управления 24" draw:style-name="gr1" draw:text-style-name="P8" svg:width="0.371cm" svg:height="0.318cm" draw:control="control24"/></text:span><text:span text:style-name="T2">Ом<text:line-break/><text:line-break/>13. Какой из следующих материалов не является ферромагнетиком?</text:span></text:p>
      <text:p text:style-name="P2"><text:span text:style-name="T2"/></text:p>
      <text:p text:style-name="P2"><text:span text:style-name="T2"><draw:control text:anchor-type="as-char" draw:z-index="24" draw:name="Элемент управления 25" draw:style-name="gr1" draw:text-style-name="P8" svg:width="0.371cm" svg:height="0.318cm" draw:control="control25"/></text:span><text:span text:style-name="T2"><text:s/>Железо <text:line-break/><text:line-break/></text:span><text:span text:style-name="T2"><draw:control text:anchor-type="as-char" draw:z-index="25" draw:name="Элемент управления 26" draw:style-name="gr1" draw:text-style-name="P8" svg:width="0.371cm" svg:height="0.318cm" draw:control="control26"/></text:span><text:span text:style-name="T2"> Никель <text:line-break/><text:line-break/></text:span><text:span text:style-name="T2"><draw:control text:anchor-type="as-char" draw:z-index="26" draw:name="Элемент управления 27" draw:style-name="gr1" draw:text-style-name="P8" svg:width="0.371cm" svg:height="0.318cm" draw:control="control27"/></text:span><text:span text:style-name="T2"> Кобальт <text:line-break/><text:line-break/> </text:span><text:span text:style-name="T2"><draw:control text:anchor-type="as-char" draw:z-index="27" draw:name="Элемент управления 28" draw:style-name="gr1" draw:text-style-name="P8" svg:width="0.371cm" svg:height="0.318cm" draw:control="control28"/></text:span><text:span text:style-name="T2">Алюминий<text:line-break/><text:line-break/>14. Объясните принцип работы электродвигателя.<text:line-break/>____________________________________________________________________________________________________________________________________________________________________________________________________________<text:line-break/><text:line-break/><text:line-break/></text:span><text:soft-page-break/><text:span text:style-name="T2">15. Что такое электромагнитная индукция? Каковы ее основные законы?<text:line-break/>____________________________________________________________________________________________________________________________________________________________________________________________________________<text:line-break/><text:line-break/>16. Как называются линии, которые изображают направление магнитного поля?<text:line-break/><text:line-break/></text:span><text:span text:style-name="T2"><draw:control text:anchor-type="as-char" draw:z-index="28" draw:name="Элемент управления 29" draw:style-name="gr1" draw:text-style-name="P8" svg:width="0.371cm" svg:height="0.318cm" draw:control="control29"/></text:span><text:span text:style-name="T2">Линии напряжности<text:line-break/><text:line-break/></text:span><text:span text:style-name="T2"><draw:control text:anchor-type="as-char" draw:z-index="29" draw:name="Элемент управления 30" draw:style-name="gr1" draw:text-style-name="P8" svg:width="0.371cm" svg:height="0.318cm" draw:control="control30"/></text:span><text:span text:style-name="T2">Силовые линии <text:line-break/><text:line-break/></text:span><text:span text:style-name="T2"><draw:control text:anchor-type="as-char" draw:z-index="30" draw:name="Элемент управления 31" draw:style-name="gr1" draw:text-style-name="P8" svg:width="0.371cm" svg:height="0.318cm" draw:control="control31"/></text:span><text:span text:style-name="T2">Магнитные линии<text:line-break/><text:line-break/></text:span><text:span text:style-name="T2"><draw:control text:anchor-type="as-char" draw:z-index="31" draw:name="Элемент управления 32" draw:style-name="gr1" draw:text-style-name="P8" svg:width="0.371cm" svg:height="0.318cm" draw:control="control32"/></text:span><text:span text:style-name="T2">Все вышеперечисленное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01ca6" officeooo:paragraph-rsid="00101ca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ФИО_______________________<text:tab/><text:tab/>Дата______________________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08:57:46.882430587</meta:creation-date>
    <dc:date>2024-11-02T10:43:50.747263594</dc:date>
    <meta:editing-duration>PT1H18M42S</meta:editing-duration>
    <meta:editing-cycles>2</meta:editing-cycles>
    <meta:generator>LibreOffice/24.2.4.1$Linux_X86_64 LibreOffice_project/420$Build-1</meta:generator>
    <meta:document-statistic meta:table-count="0" meta:image-count="0" meta:object-count="0" meta:page-count="4" meta:paragraph-count="11" meta:word-count="236" meta:character-count="3065" meta:non-whitespace-character-count="2719"/>
  </office:meta>
</office:document-meta>
</file>